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f2328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1f2328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1f2328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25">
      <style:table-cell-properties fo:background-color="#f6f8f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1f2328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Mes</text:p>
          </table:table-cell>
          <table:table-cell table:style-name="ce5" office:value-type="string" calcext:value-type="string">
            <text:p>Laptops</text:p>
          </table:table-cell>
          <table:table-cell table:style-name="ce5" office:value-type="string" calcext:value-type="string">
            <text:p>Smartphones</text:p>
          </table:table-cell>
          <table:table-cell table:style-name="ce5" office:value-type="string" calcext:value-type="string">
            <text:p>Tablets</text:p>
          </table:table-cell>
          <table:table-cell table:style-name="ce5" office:value-type="string" calcext:value-type="string">
            <text:p>Auriculares</text:p>
          </table:table-cell>
          <table:table-cell table:style-name="ce5" office:value-type="string" calcext:value-type="string">
            <text:p>SmartTV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24-01-23" calcext:value-type="date">
            <text:p>Jan-23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24-02-23" calcext:value-type="date">
            <text:p>Feb-23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45" calcext:value-type="float">
            <text:p>145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24-03-23" calcext:value-type="date">
            <text:p>Mar-23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135" calcext:value-type="float">
            <text:p>135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24-04-23" calcext:value-type="date">
            <text:p>Apr-23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155" calcext:value-type="float">
            <text:p>155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24-05-23" calcext:value-type="date">
            <text:p>May-23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24-06-23" calcext:value-type="date">
            <text:p>Jun-23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175" calcext:value-type="float">
            <text:p>175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135" calcext:value-type="float">
            <text:p>135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24-07-23" calcext:value-type="date">
            <text:p>Jul-23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142" calcext:value-type="float">
            <text:p>142</text:p>
          </table:table-cell>
          <table:table-cell table:style-name="ce6"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24-08-23" calcext:value-type="date">
            <text:p>Aug-23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195" calcext:value-type="float">
            <text:p>195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ep-23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138" calcext:value-type="float">
            <text:p>138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24-10-23" calcext:value-type="date">
            <text:p>Oct-23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155" calcext:value-type="float">
            <text:p>155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24-11-23" calcext:value-type="date">
            <text:p>Nov-23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210" calcext:value-type="float">
            <text:p>210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175" calcext:value-type="float">
            <text:p>175</text:p>
          </table:table-cell>
          <table:table-cell table:style-name="ce6"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24-12-23" calcext:value-type="date">
            <text:p>Dec-23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230" calcext:value-type="float">
            <text:p>230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1018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 number:textual="true"/>
      <number:text>-</number:text>
      <number:day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8" meta:object-count="0"/>
    <meta:generator>LibreOfficeDev/6.0.5.2$Linux_X86_64 LibreOffice_project/</meta:generator>
  </office:meta>
</office:document-meta>
</file>